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text-properties officeooo:paragraph-rsid="0011f396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2705f" officeooo:paragraph-rsid="0012705f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30ca2" officeooo:paragraph-rsid="00130ca2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1f396" officeooo:paragraph-rsid="0011f396"/>
    </style:style>
    <style:style style:name="P5" style:family="paragraph" style:parent-style-name="Standard">
      <style:paragraph-properties fo:line-height="150%" fo:text-align="justify" style:justify-single-word="false"/>
      <style:text-properties fo:font-style="italic" officeooo:rsid="001625de" officeooo:paragraph-rsid="001625de" style:font-style-asian="italic" style:font-style-complex="italic"/>
    </style:style>
    <style:style style:name="P6" style:family="paragraph" style:parent-style-name="Standard">
      <style:paragraph-properties fo:line-height="150%"/>
      <style:text-properties officeooo:rsid="0011d7cc" officeooo:paragraph-rsid="0011d7cc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11d7cc" officeooo:paragraph-rsid="0011d7cc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2705f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7430"/>
    </style:style>
    <style:style style:name="P10" style:family="paragraph" style:parent-style-name="Standard">
      <style:paragraph-properties fo:line-height="150%" fo:text-align="justify" style:justify-single-word="false"/>
      <style:text-properties fo:font-weight="bold" officeooo:rsid="0011d7cc" officeooo:paragraph-rsid="0011d7cc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officeooo:rsid="00154a39" officeooo:paragraph-rsid="00154a39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13fef9" officeooo:paragraph-rsid="0013fef9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154a39" officeooo:paragraph-rsid="00154a39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1625de" officeooo:paragraph-rsid="001625de"/>
    </style:style>
    <style:style style:name="P15" style:family="paragraph" style:parent-style-name="Standard">
      <style:paragraph-properties fo:line-height="150%" fo:text-align="justify" style:justify-single-word="false"/>
      <style:text-properties fo:font-style="normal" officeooo:rsid="0011f396" officeooo:paragraph-rsid="00198a3d" style:font-style-asian="normal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tyle="normal" fo:font-weight="bold" officeooo:rsid="0013fef9" officeooo:paragraph-rsid="0013fef9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style="normal" fo:font-weight="bold" officeooo:rsid="00198a3d" officeooo:paragraph-rsid="00198a3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3.201cm"/>
        </style:tab-stops>
      </style:paragraph-properties>
      <style:text-properties fo:font-style="normal" fo:font-weight="normal" officeooo:rsid="00198a3d" officeooo:paragraph-rsid="00198a3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172160" officeooo:paragraph-rsid="00172160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87430" officeooo:paragraph-rsid="00187430"/>
    </style:style>
    <style:style style:name="P21" style:family="paragraph" style:parent-style-name="Standard" style:master-page-name="">
      <style:paragraph-properties fo:line-height="150%" fo:text-align="center" style:justify-single-word="false" style:page-number="auto"/>
      <style:text-properties fo:font-size="14pt" fo:font-weight="bold" officeooo:rsid="0011d7cc" officeooo:paragraph-rsid="0011d7c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officeooo:rsid="00187430" officeooo:paragraph-rsid="00187430"/>
    </style:style>
    <style:style style:name="P23" style:family="paragraph" style:parent-style-name="Standard">
      <style:paragraph-properties fo:line-height="150%" fo:text-align="justify" style:justify-single-word="false"/>
      <style:text-properties fo:font-style="italic" officeooo:rsid="001b8fa2" officeooo:paragraph-rsid="001b8fa2" style:font-style-asian="italic" style:font-style-complex="italic"/>
    </style:style>
    <style:style style:name="P24" style:family="paragraph" style:parent-style-name="Standard">
      <style:paragraph-properties fo:line-height="150%" fo:text-align="justify" style:justify-single-word="false"/>
      <style:text-properties fo:font-style="italic" officeooo:rsid="00130ca2" officeooo:paragraph-rsid="001b8fa2" style:font-style-asian="italic" style:font-style-complex="italic"/>
    </style:style>
    <style:style style:name="P25" style:family="paragraph" style:parent-style-name="Standard">
      <style:paragraph-properties fo:line-height="150%" fo:text-align="justify" style:justify-single-word="false"/>
      <style:text-properties fo:font-style="italic" officeooo:rsid="001d8e21" officeooo:paragraph-rsid="001d8e21" style:font-style-asian="italic" style:font-style-complex="italic"/>
    </style:style>
    <style:style style:name="P26" style:family="paragraph" style:parent-style-name="Standard">
      <style:paragraph-properties fo:line-height="150%" fo:text-align="justify" style:justify-single-word="false"/>
      <style:text-properties fo:font-style="normal" officeooo:rsid="001b8fa2" officeooo:paragraph-rsid="001b8fa2" style:font-style-asian="normal" style:font-style-complex="normal"/>
    </style:style>
    <style:style style:name="T1" style:family="text">
      <style:text-properties officeooo:rsid="0011f39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f396" style:font-style-asian="italic" style:font-style-complex="italic"/>
    </style:style>
    <style:style style:name="T4" style:family="text">
      <style:text-properties fo:font-style="italic" officeooo:rsid="00130ca2" style:font-style-asian="italic" style:font-style-complex="italic"/>
    </style:style>
    <style:style style:name="T5" style:family="text">
      <style:text-properties officeooo:rsid="001281ad"/>
    </style:style>
    <style:style style:name="T6" style:family="text">
      <style:text-properties style:text-position="super 58%" fo:font-style="italic" officeooo:rsid="00130ca2" style:font-size-asian="10.5pt" style:font-style-asian="italic" style:font-style-complex="italic"/>
    </style:style>
    <style:style style:name="T7" style:family="text">
      <style:text-properties style:text-position="0% 100%" fo:font-style="italic" officeooo:rsid="00130ca2" style:font-size-asian="10.5pt" style:font-style-asian="italic" style:font-style-complex="italic"/>
    </style:style>
    <style:style style:name="T8" style:family="text">
      <style:text-properties style:text-position="0% 100%" fo:font-style="italic" fo:font-weight="bold" officeooo:rsid="00130ca2" style:font-size-asian="10.5pt" style:font-style-asian="italic" style:font-weight-asian="bold" style:font-style-complex="italic" style:font-weight-complex="bold"/>
    </style:style>
    <style:style style:name="T9" style:family="text">
      <style:text-properties style:text-position="0% 100%" fo:font-style="normal" officeooo:rsid="00130ca2" style:font-size-asian="10.5pt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8fa2" style:font-style-asian="normal" style:font-style-complex="normal"/>
    </style:style>
    <style:style style:name="T12" style:family="text">
      <style:text-properties fo:font-style="normal" officeooo:rsid="00172160" style:font-style-asian="normal" style:font-style-complex="normal"/>
    </style:style>
    <style:style style:name="T13" style:family="text">
      <style:text-properties fo:font-style="normal" officeooo:rsid="001d8e21" style:font-style-asian="normal" style:font-style-complex="normal"/>
    </style:style>
    <style:style style:name="T14" style:family="text">
      <style:text-properties officeooo:rsid="001625de"/>
    </style:style>
    <style:style style:name="T15" style:family="text">
      <style:text-properties officeooo:rsid="00172160"/>
    </style:style>
    <style:style style:name="T16" style:family="text">
      <style:text-properties officeooo:rsid="00187430"/>
    </style:style>
    <style:style style:name="T17" style:family="text">
      <style:text-properties fo:color="#000000"/>
    </style:style>
    <style:style style:name="T18" style:family="text">
      <style:text-properties fo:color="#000000" officeooo:rsid="00187430"/>
    </style:style>
    <style:style style:name="T19" style:family="text">
      <style:text-properties officeooo:rsid="00198a3d"/>
    </style:style>
    <style:style style:name="T20" style:family="text">
      <style:text-properties officeooo:rsid="001a34d5"/>
    </style:style>
    <style:style style:name="T21" style:family="text">
      <style:text-properties officeooo:rsid="001b8fa2"/>
    </style:style>
    <style:style style:name="T22" style:family="text">
      <style:text-properties officeooo:rsid="001d8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riterios de transcrición</text:p>
      <text:p text:style-name="P6"/>
      <text:p text:style-name="P10">1. Regularización de grafías</text:p>
      <text:p text:style-name="P7">a) Non se descende ao nivel da alografía cando se tratar de diferenzas de figura.</text:p>
      <text:p text:style-name="P7">b) Mantense a alternancia grafemática.</text:p>
      <text:p text:style-name="P7"/>
      <text:p text:style-name="P10">2. <text:span text:style-name="T1">Abreviaturas</text:span></text:p>
      <text:p text:style-name="P4">a) Desenvólvense as abreviaturas utilizando a etiqueta &lt;ex&gt;<text:note text:id="ftn1" text:note-class="footnote"><text:note-citation>1</text:note-citation><text:note-body><text:p text:style-name="P1"><text:span text:style-name="T1">Segundo a descrición do protocolo TEI: “</text:span>&lt;ex&gt; (editorial expansion) contains a sequence of letters added by an editor or transcriber when expanding an abbreviation”.</text:p></text:note-body></text:note> para marcar as letras engadidas.</text:p>
      <text:p text:style-name="P4">Ex.: <text:tab/>mu&lt;ex&gt;n&lt;/ex&gt;do</text:p>
      <text:p text:style-name="P2"><text:tab/>p&lt;ex&gt;er&lt;/ex&gt;</text:p>
      <text:p text:style-name="P8"><text:span text:style-name="T1"><text:tab/>hu&lt;ex&gt;</text:span>&amp;#x303;<text:span text:style-name="T1">&lt;ex&gt;a <text:s/></text:span><text:span text:style-name="T3">(é o código UNICODE para a tilde en combinación)</text:span></text:p>
      <text:p text:style-name="P8"><text:span text:style-name="T3">* </text:span><text:span text:style-name="T4">O pronome P</text:span><text:span text:style-name="T6">4 <text:s/></text:span><text:span text:style-name="T9">“u9” </text:span><text:span text:style-name="T8">sempre</text:span><text:span text:style-name="T7"> se desenvolve como</text:span><text:span text:style-name="T9"> u&lt;ex&gt;os&lt;/ex&gt;</text:span></text:p>
      <text:p text:style-name="P2">b) Tamén se utiliza a etiqueta &lt;am&gt; para marcar os caracteres presentes na <text:span text:style-name="T5">abreviatura mais non na súa expansión.</text:span></text:p>
      <text:p text:style-name="P3">Ex.:<text:tab/>n&lt;am&gt;tr&lt;/am&gt;&lt;ex&gt;oss&lt;/ex&gt;o</text:p>
      <text:p text:style-name="P24">* Estiven mirando un proxecto inglés que traballa coa <text:span text:style-name="T11">Estoria de Espanna</text:span><text:span text:style-name="T10"> </text:span>e eles tamén utilizan <text:span text:style-name="T10">&lt;am&gt; </text:span>para marcar <text:span text:style-name="T21">todos os signos de abreviatura</text:span>.</text:p>
      <text:p text:style-name="P24">Ex.: <text:span text:style-name="T10">u&lt;am&gt;9&lt;/am&gt;&lt;ex&gt;os&lt;/ex&gt;</text:span></text:p>
      <text:p text:style-name="P25">A min nun primeiro momento pareceume innecesario, e limiteime a marcar as letras que están sendo interpretadas. Porén, talvez consideredes que é moito máis rigoroso incluílos. </text:p>
      <text:p text:style-name="P23">No caso de “señor”, por exemplo, neste proxecto <text:span text:style-name="T22">inglés</text:span> farían:</text:p>
      <text:p text:style-name="P26">se&lt;am&gt;ñ&lt;/am&gt;&lt;ex&gt;nn&lt;/ex&gt;or</text:p>
      <text:p text:style-name="P23">Porén, tendo en conta que UNICODE che permite representar practicamente calquera elemento gráfico, eu creo que é moito mais consistente facer:</text:p>
      <text:p text:style-name="P15"><text:span text:style-name="T21">sen&lt;am&gt;</text:span>&amp;#x303;<text:span text:style-name="T19">&lt;am&gt;</text:span>&lt;ex&gt;n&lt;/ex&gt;<text:span text:style-name="T21">or</text:span></text:p>
      <text:p text:style-name="P23">* Signo tironeo como <text:span text:style-name="T10">&lt;ex&gt;e&lt;/ex&gt; </text:span><text:span text:style-name="T22">ou</text:span><text:span text:style-name="T13"> &lt;am&gt;7&lt;/am&gt;&lt;ex&gt;e&lt;/ex&gt;</text:span></text:p>
      <text:p text:style-name="P23"><text:span text:style-name="T10"/></text:p>
      <text:p text:style-name="P16">3. Unión e separación de palabras</text:p>
      <text:p text:style-name="P12">a) Aglutinación e deglutinación de elementos segundo conformen unidades léxicas.</text:p>
      <text:p text:style-name="P12"><text:soft-page-break/>b) Utilización do apóstrofe “ ' ” para marcar crases vocálicas.</text:p>
      <text:p text:style-name="P12">c) <text:span text:style-name="T15">O criterio para lidiar como casos como o de “ esselheu” que xa vos consultei.</text:span></text:p>
      <text:p text:style-name="P19">d) <text:span text:style-name="T16">Uso do trazo para as formas verbais co clítico. O que estiven pensando foi en facer como no caso anterior, e codificar simultaneamente a disposición orixinal e a regularizada.</text:span></text:p>
      <text:p text:style-name="P20"><text:tab/>&lt;choice&gt;</text:p>
      <text:p text:style-name="P9"><text:span text:style-name="T16"><text:tab/><text:tab/>&lt;orig&gt;</text:span><text:span text:style-name="T17">saluarmei</text:span><text:span text:style-name="T18">&lt;/orig&gt;</text:span></text:p>
      <text:p text:style-name="P22"><text:tab/><text:tab/>&lt;reg&gt;saluar-m'-ei&lt;/reg&gt;</text:p>
      <text:p text:style-name="P22"><text:tab/>&lt;/choice&gt;</text:p>
      <text:p text:style-name="P22">Son unhas cantas horas de traballo engadido, porque é algo que hai q<text:span text:style-name="T22">ue só podo facer manualmente</text:span>, mais talvez sexa o mellor criterio. O mesmo faría coas fo<text:span text:style-name="T22">r</text:span>mas alomorfas do artigo e clítico:</text:p>
      <text:p text:style-name="P20"><text:tab/>&lt;choice&gt;</text:p>
      <text:p text:style-name="P9"><text:span text:style-name="T16"><text:tab/><text:tab/>&lt;orig&gt;deulo</text:span><text:span text:style-name="T18">&lt;/orig&gt;</text:span></text:p>
      <text:p text:style-name="P22"><text:tab/><text:tab/>&lt;reg&gt;deu-lo&lt;/reg&gt;</text:p>
      <text:p text:style-name="P22"><text:tab/>&lt;/choice&gt;</text:p>
      <text:p text:style-name="P20"/>
      <text:p text:style-name="P12"/>
      <text:p text:style-name="P11">4. Puntuación</text:p>
      <text:p text:style-name="P13">a) Só se manteñen os puntos de <text:span text:style-name="T2">A</text:span> que no<text:span text:style-name="T22">n</text:span> indiquen final de verso para non crear variantes gráficas irrelevantes.</text:p>
      <text:p text:style-name="P13">b) Consérvanse os puntos e outros elementos gráficos que informen de repeticións, refráns, pausas, etc.</text:p>
      <text:p text:style-name="P13"/>
      <text:p text:style-name="P11">5. Maiúsculas e minúsculas</text:p>
      <text:p text:style-name="P13">a) Consérvase a distribución orixinal excepto nos casos de <text:span text:style-name="T2">B</text:span> <text:span text:style-name="T14">en que todos os versos comezan cunha maiúscula (polo que, de non ser o primeiro verso de cada cobra, se transcriben como minúsculas).</text:span></text:p>
      <text:p text:style-name="P14">b) As semicapitais tamén serán interpretadas como minúsculas.</text:p>
      <text:p text:style-name="P14">c) <text:span text:style-name="T15">Nos casos de A en que non se chegou a realizar a capital, conservarase a omisión. Porén, se a letra de espera é lexíbel, introducírase na transcrición (mais marcando que se trata da letra guía).</text:span></text:p>
      <text:p text:style-name="P5">* <text:span text:style-name="T15">A etiqueta que utilizo para isto é : </text:span><text:span text:style-name="T12">&lt;hi rend=“guia”&gt; </text:span><text:span text:style-name="T15">. Nunha edición diplomática ou </text:span><text:soft-page-break/><text:span text:style-name="T15">semidiplomática tamén se marcarían as iniciais iluminadas como </text:span><text:span text:style-name="T12">&lt;hi</text:span><text:span text:style-name="T15"> </text:span><text:span text:style-name="T12">rend=“miniatura”&gt;</text:span><text:span text:style-name="T15"> (“decorada”, “iluminada”, etc.) mais eu non introducín esa información para non crear mais variantes das necesarias; debería facelo?</text:span></text:p>
      <text:p text:style-name="P5"/>
      <text:p text:style-name="P17">6. Correccións e acré<text:span text:style-name="T22">s</text:span>cimos</text:p>
      <text:p text:style-name="P18">a) Consérvanse as correccións por acré<text:span text:style-name="T22">s</text:span>cimo introducindo entre a etiqueta &lt;add&gt; os caracteres engadidos (e seguramente repase todo para introducir un atributo dentro da etiqueta que informe sobre a posición da corrección (supralineal, <text:span text:style-name="T22">marxinal</text:span>, etc.)).</text:p>
      <text:p text:style-name="P18">c) Consérvanse as correccións por riscado ou raspado que teñan relevancia desde o punto de vista lingüístico. Ex.: &lt;del&gt;co&lt;/del&gt;migo</text:p>
      <text:p text:style-name="P18">Non se manteñen, por tanto, aqueles raspados que apenas implican o borrado <text:span text:style-name="T20">dunha vocal en favor de representar unha crase en lugar dunha sinalefa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8:16:01.393841149</meta:creation-date>
    <dc:date>2015-01-21T12:26:41.899414418</dc:date>
    <meta:editing-duration>PT32M39S</meta:editing-duration>
    <meta:editing-cycles>4</meta:editing-cycles>
    <meta:generator>LibreOffice/4.2.7.2$Linux_X86_64 LibreOffice_project/420m0$Build-2</meta:generator>
    <meta:print-date>2015-01-21T12:25:13.272172444</meta:print-date>
    <meta:document-statistic meta:table-count="0" meta:image-count="0" meta:object-count="0" meta:page-count="3" meta:paragraph-count="47" meta:word-count="560" meta:character-count="3725" meta:non-whitespace-character-count="3194"/>
  </office:meta>
</office:document-meta>
</file>